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7B000002FE87D6EFD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lassendiagramm Tischtennis-Shop</text:p>
      <text:p text:style-name="P2"><draw:frame draw:style-name="fr1" draw:name="Grafik1" text:anchor-type="paragraph" svg:x="0.099cm" svg:y="0.847cm" svg:width="16.803cm" svg:height="20.269cm" draw:z-index="0"><draw:image xlink:href="Pictures/100002010000027B000002FE87D6EFD8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ühlbach Michael</meta:initial-creator>
    <meta:creation-date>2021-05-12T19:25:52.65</meta:creation-date>
    <meta:document-statistic meta:table-count="0" meta:image-count="1" meta:object-count="0" meta:page-count="1" meta:paragraph-count="1" meta:word-count="2" meta:character-count="32"/>
    <dc:date>2021-05-12T19:27:25.88</dc:date>
    <dc:creator>Mühlbach Michael</dc:creator>
    <meta:editing-duration>PT1M33S</meta:editing-duration>
    <meta:editing-cycles>1</meta:editing-cycles>
    <meta:generator>OpenOffice/4.1.7$Win32 OpenOffice.org_project/417m1$Build-9800</meta:generator>
  </office:meta>
</office:document-meta>
</file>